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ext_20_body">
      <style:text-properties style:text-underline-style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: TOE</text:p>
      <text:p text:style-name="Standard"/>
      <text:p text:style-name="P1">March 17th , 2013</text:p>
      <text:p text:style-name="P1"/>
      <text:p text:style-name="P2">For receive module, preamble mode will be disabled it will minimize the complexity of the hardware. </text:p>
      <text:p text:style-name="P2">With disabled “<text:span text:style-name="T2">preamble pass through mode</text:span>”, the data received at receive module will be start at destination Ethernet <text:s/>address. To avoid issues caused by physical layer, it is useful to disable the preamble pass through mode.</text:p>
      <text:p text:style-name="P2"/>
      <text:p text:style-name="P3"><text:bookmark text:name="cite_note-5"/><text:span text:style-name="T1">From Wikipedia</text:span></text:p>
      <text:p text:style-name="P3">Preamble and start frame delimiter are not displayed by <text:a xlink:type="simple" xlink:href="http://en.wikipedia.org/wiki/Packet_sniffing">packet sniffing</text:a> software because these bits are stripped away at OSI Layer 1 by the <text:a xlink:type="simple" xlink:href="http://en.wikipedia.org/wiki/Network_interface_controller">network interface controller</text:a> before being passed on to the <text:a xlink:type="simple" xlink:href="http://en.wikipedia.org/wiki/OSI_layer_2">OSI layer 2</text:a> which is where packet sniffers collect their data. There are layer-2 sniffers which can capture and display the preamble and start frame delimiter but they are expensive and mainly used to detect physical related problem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9:07:39</meta:creation-date>
    <dc:date>2013-03-17T19:27:42</dc:date>
    <meta:editing-duration>PT19M27S</meta:editing-duration>
    <meta:editing-cycles>7</meta:editing-cycles>
    <meta:generator>LibreOffice/3.5$Linux_x86 LibreOffice_project/350m1$Build-202</meta:generator>
    <meta:document-statistic meta:table-count="0" meta:image-count="0" meta:object-count="0" meta:page-count="1" meta:paragraph-count="6" meta:word-count="131" meta:character-count="799" meta:non-whitespace-character-count="672"/>
  </office:meta>
</office:document-meta>
</file>